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 fo:wrap-option="no-wrap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4cm" fo:wrap-option="no-wrap"/>
    </style:style>
    <style:style style:name="gr6" style:family="graphic" style:parent-style-name="standard">
      <style:graphic-properties draw:marker-end="Arrow" draw:marker-end-width="0.3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 fo:wrap-option="no-wrap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fill-color="#ffffff" draw:auto-grow-height="true" fo:min-height="3.507cm"/>
    </style:style>
    <style:style style:name="pr5" style:family="presentation" style:parent-style-name="OOoCon2008-outline1">
      <style:graphic-properties draw:fill-color="#ffffff" draw:auto-grow-height="true" fo:min-height="13.86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outline1">
      <style:graphic-properties fo:min-height="13.609cm"/>
    </style:style>
    <style:style style:name="pr8" style:family="presentation" style:parent-style-name="OOoCon2008-notes">
      <style:graphic-properties draw:fill-color="#ffffff" fo:min-height="13.114cm"/>
    </style:style>
    <style:style style:name="pr9" style:family="presentation" style:parent-style-name="OOoCon2008-title">
      <style:graphic-properties draw:fill-color="#ffffff" fo:min-height="2.7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fo:line-height="200%" fo:text-indent="-0.6cm"/>
    </style:style>
    <style:style style:name="P4" style:family="paragraph">
      <style:paragraph-properties fo:margin-left="0cm" fo:margin-right="0cm" fo:line-height="200%" fo:text-indent="0cm"/>
      <style:text-properties fo:color="#ffffff" fo:font-size="32pt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7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fo:font-size="13pt" style:font-size-asian="13pt" style:font-size-complex="13pt"/>
    </style:style>
    <style:style style:name="P10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ffff"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OOoCon2008" presentation:presentation-page-layout-name="AL1T0">
        <office:forms form:automatic-focus="false" form:apply-design-mode="false"/>
        <draw:frame presentation:style-name="pr2" draw:text-style-name="P2" draw:layer="layout" svg:width="25.199cm" svg:height="3.473cm" svg:x="1.4cm" svg:y="5.011cm" presentation:class="title" presentation:user-transformed="true">
          <draw:text-box>
            <text:p text:style-name="P1"><text:span text:style-name="T1">QUASTe-</text:span><text:span text:style-name="T1"><text:line-break/></text:span><text:span text:style-name="T1">Quality Assurance Statuspage</text:span></text:p>
          </draw:text-box>
        </draw:frame>
        <draw:frame presentation:style-name="pr3" draw:text-style-name="P4" draw:layer="layout" svg:width="25.199cm" svg:height="9.451cm" svg:x="1.4cm" svg:y="9.071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3"><text:span text:style-name="T2">Helge Delfs</text:span></text:p>
                    <text:p text:style-name="P3"><text:span text:style-name="T2">Project Lead Automated Testing </text:span><text:span text:style-name="T2"><text:line-break/></text:span><text:span text:style-name="T2">OpenOffice.org / Sun Microsystem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Slide_1" draw:style-name="dp4" draw:master-page-name="OOoCon2008" presentation:presentation-page-layout-name="AL2T1">
        <office:forms form:automatic-focus="false" form:apply-design-mode="false"/>
        <draw:frame presentation:style-name="pr4" draw:text-style-name="P1" draw:layer="layout" svg:width="19.893cm" svg:height="3.507cm" svg:x="1.4cm" svg:y="0.837cm" presentation:class="title">
          <draw:text-box>
            <text:p text:style-name="P1">What is it all about ?</text:p>
          </draw:text-box>
        </draw:frame>
        <draw:frame presentation:style-name="pr5" draw:text-style-name="P5" draw:layer="layout" svg:width="25.199cm" svg:height="13.86cm" svg:x="1.504cm" svg:y="4.914cm" presentation:class="outline" presentation:user-transformed="true">
          <draw:text-box>
            <text:list text:style-name="L2">
              <text:list-item>
                <text:p text:style-name="P1">About me</text:p>
              </text:list-item>
              <text:list-item>
                <text:p text:style-name="P1">About the tool</text:p>
              </text:list-item>
              <text:list-item>
                <text:p text:style-name="P1">About the advantages</text:p>
              </text:list-item>
              <text:list-item>
                <text:p text:style-name="P1">About the work flow</text:p>
              </text:list-item>
              <text:list-item>
                <text:p text:style-name="P1">Demonstration</text:p>
              </text:list-item>
              <text:list-item>
                <text:p text:style-name="P1">About the future</text:p>
              </text:list-item>
              <text:list-item>
                <text:p text:style-name="P1">Links</text:p>
              </text:list-item>
              <text:list-item>
                <text:p text:style-name="P1"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>
          <draw:text-box>
            <text:p>About me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Started QA at automobile components suppliers</text:p>
              </text:list-item>
              <text:list-item>
                <text:p>1999 automated tester at Sun Microsystems</text:p>
              </text:list-item>
              <text:list-item>
                <text:p>OpenOffice.org Team Lead Automation</text:p>
              </text:list-item>
              <text:list-item>
                <text:p>Since Juli 'Project lead automated testing'</text:p>
              </text:list-item>
              <text:list-item>
                <text:p>Almost 20 years Q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About the tool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Written for CMS Joomla 1.0.X</text:p>
              </text:list-item>
              <text:list-item>
                <text:p>Language is PHP</text:p>
              </text:list-item>
              <text:list-item>
                <text:p>Open-Source</text:p>
              </text:list-item>
              <text:list-item>
                <text:p>Located: <text:a xlink:href="http://quaste.services.openoffice.org/">http://quaste.services.openoffice.org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About the advantages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Collect all results created by VCLTesttool</text:p>
              </text:list-item>
              <text:list-item>
                <text:p>Possibility of distributed testing saves times</text:p>
              </text:list-item>
              <text:list-item>
                <text:p>Get quality status at any time</text:p>
              </text:list-item>
              <text:list-item>
                <text:p>Compare results of MWS and CWS</text:p>
              </text:list-item>
              <text:list-item>
                <text:p>History of test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OOoCon2008" presentation:presentation-page-layout-name="AL2T1">
        <office:forms form:automatic-focus="false" form:apply-design-mode="false"/>
        <draw:frame presentation:style-name="pr9" draw:text-style-name="P1" draw:layer="layout" svg:width="19.893cm" svg:height="2.737cm" svg:x="1.4cm" svg:y="1.22cm" presentation:class="title" presentation:user-transformed="true">
          <draw:text-box>
            <text:p text:style-name="P1">Work flow (simplified)</text:p>
          </draw:text-box>
        </draw:frame>
        <draw:frame draw:style-name="gr2" draw:text-style-name="P6" draw:layer="layout" svg:width="8.962cm" svg:height="1.275cm" svg:x="16.586cm" svg:y="5.797cm">
          <draw:text-box>
            <text:p text:style-name="P1"><text:span text:style-name="T3">QUASTe checks every hour for new MWS in EIS</text:span></text:p>
          </draw:text-box>
        </draw:frame>
        <draw:frame draw:style-name="gr3" draw:text-style-name="P7" draw:layer="layout" svg:width="1.121cm" svg:height="1.061cm" svg:x="8.985cm" svg:y="7.434cm">
          <draw:text-box draw:corner-radius="4.045cm">
            <text:p text:style-name="P1"><text:span text:style-name="T4">no</text:span></text:p>
          </draw:text-box>
        </draw:frame>
        <draw:custom-shape draw:style-name="gr4" draw:text-style-name="P9" draw:id="id8" draw:layer="layout" svg:width="5.789cm" svg:height="1.542cm" svg:x="8.87cm" svg:y="3.753cm">
          <text:p text:style-name="P8"><text:span text:style-name="T5">Upload of testresults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525cm" svg:height="0.994cm" svg:x="6.141cm" svg:y="15.964cm">
          <draw:text-box>
            <text:p text:style-name="P1"><text:span text:style-name="T4">yes</text:span></text:p>
          </draw:text-box>
        </draw:frame>
        <draw:custom-shape draw:style-name="gr4" draw:text-style-name="P9" draw:id="id1" draw:layer="layout" svg:width="3.347cm" svg:height="3.462cm" svg:x="10.119cm" svg:y="6.446cm">
          <text:p text:style-name="P8"><text:span text:style-name="T5">Readable </text:span><text:span text:style-name="T5"><text:line-break/></text:span><text:span text:style-name="T5">by QUAS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9" draw:id="id2" draw:layer="layout" svg:width="5.325cm" svg:height="1.775cm" svg:x="2.759cm" svg:y="7.289cm">
          <text:p text:style-name="P8"><text:span text:style-name="T5">Mail to tester</text:span></text:p>
          <draw:enhanced-geometry svg:viewBox="0 0 21600 21600" draw:type="rectangle" draw:enhanced-path="M 0 0 L 21600 0 21600 21600 0 21600 0 0 Z N"/>
        </draw:custom-shape>
        <draw:connector draw:style-name="gr6" draw:layer="layout" draw:type="lines" svg:x1="10.119cm" svg:y1="8.176cm" svg:x2="8.084cm" svg:y2="8.176cm" draw:start-shape="id1" draw:start-glue-point="5" draw:end-shape="id2" draw:end-glue-point="1" svg:d="m10119 8176h-501-1035-499">
          <text:p/>
        </draw:connector>
        <draw:custom-shape draw:style-name="gr4" draw:text-style-name="P9" draw:id="id3" draw:layer="layout" svg:width="3.724cm" svg:height="3.579cm" svg:x="9.914cm" svg:y="10.693cm">
          <text:p text:style-name="P8"><text:span text:style-name="T5">CWS/MW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layer="layout" draw:type="lines" svg:x1="11.792cm" svg:y1="9.906cm" svg:x2="11.775cm" svg:y2="10.693cm" draw:start-shape="id1" draw:start-glue-point="6" draw:end-shape="id3" draw:end-glue-point="4" svg:d="m11792 9906v502l-17-216v501">
          <text:p/>
        </draw:connector>
        <draw:custom-shape draw:style-name="gr4" draw:text-style-name="P9" draw:id="id4" draw:layer="layout" svg:width="3.897cm" svg:height="3.605cm" svg:x="3.69cm" svg:y="10.667cm">
          <text:p text:style-name="P8"><text:span text:style-name="T5">CWS found</text:span><text:span text:style-name="T5"><text:line-break/></text:span><text:span text:style-name="T5"> in EI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layer="layout" draw:line-skew="-0.114cm" svg:x1="5.638cm" svg:y1="10.667cm" svg:x2="5.668cm" svg:y2="9.093cm" draw:start-shape="id4" draw:start-glue-point="4" svg:d="m5638 10667v-1151h30v-423">
          <text:p/>
        </draw:connector>
        <draw:frame draw:style-name="gr3" draw:text-style-name="P7" draw:layer="layout" svg:width="1.445cm" svg:height="1.061cm" svg:x="5.757cm" svg:y="9.763cm">
          <draw:text-box draw:corner-radius="4.045cm">
            <text:p text:style-name="P1"><text:span text:style-name="T4">no</text:span></text:p>
          </draw:text-box>
        </draw:frame>
        <draw:connector draw:style-name="gr6" draw:layer="layout" svg:x1="9.914cm" svg:y1="12.482cm" svg:x2="7.587cm" svg:y2="12.469cm" draw:start-shape="id3" draw:start-glue-point="5" draw:end-shape="id4" draw:end-glue-point="7" svg:d="m9914 12482h-1163v-13h-1164">
          <text:p/>
        </draw:connector>
        <draw:custom-shape draw:style-name="gr4" draw:text-style-name="P9" draw:id="id5" draw:layer="layout" svg:width="4.073cm" svg:height="3.695cm" svg:x="9.8cm" svg:y="15.261cm">
          <text:p text:style-name="P8"><text:span text:style-name="T5">Matching</text:span><text:span text:style-name="T5"><text:line-break/></text:span><text:span text:style-name="T5">Test found </text:span><text:span text:style-name="T5"><text:line-break/></text:span><text:span text:style-name="T5">in QUAS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layer="layout" svg:x1="5.638cm" svg:y1="14.272cm" svg:x2="9.8cm" svg:y2="17.108cm" draw:start-shape="id4" draw:start-glue-point="6" draw:end-shape="id5" draw:end-glue-point="5" svg:d="m5638 14272v2836h4162">
          <text:p/>
        </draw:connector>
        <draw:connector draw:style-name="gr6" draw:layer="layout" svg:x1="11.775cm" svg:y1="14.272cm" svg:x2="11.836cm" svg:y2="15.261cm" draw:start-shape="id3" draw:start-glue-point="6" draw:end-shape="id5" draw:end-glue-point="4" svg:d="m11775 14272v494h61v495">
          <text:p/>
        </draw:connector>
        <draw:frame draw:style-name="gr7" draw:text-style-name="P10" draw:layer="layout" svg:width="1.744cm" svg:height="0.725cm" svg:x="12.04cm" svg:y="14.301cm">
          <draw:text-box>
            <text:p text:style-name="P1"><text:span text:style-name="T6">MWS</text:span></text:p>
          </draw:text-box>
        </draw:frame>
        <draw:connector draw:style-name="gr6" draw:layer="layout" svg:x1="11.836cm" svg:y1="18.956cm" svg:x2="2.759cm" svg:y2="8.176cm" draw:start-shape="id5" draw:start-glue-point="6" draw:end-shape="id2" draw:end-glue-point="3" svg:d="m11836 18956v500h-9578v-11280h501">
          <text:p/>
        </draw:connector>
        <draw:frame draw:style-name="gr3" draw:text-style-name="P7" draw:layer="layout" svg:width="1.505cm" svg:height="1.061cm" svg:x="3.954cm" svg:y="18.754cm">
          <draw:text-box draw:corner-radius="4.045cm">
            <text:p text:style-name="P1"><text:span text:style-name="T4">no</text:span></text:p>
          </draw:text-box>
        </draw:frame>
        <draw:custom-shape draw:style-name="gr4" draw:text-style-name="P9" draw:id="id6" draw:layer="layout" svg:width="3.928cm" svg:height="3.724cm" svg:x="15.531cm" svg:y="15.233cm">
          <text:p text:style-name="P8"><text:span text:style-name="T5">Matching no.</text:span><text:span text:style-name="T5"><text:line-break/></text:span><text:span text:style-name="T5"> of testcases</text:span><text:span text:style-name="T5"><text:line-break/></text:span><text:span text:style-name="T5"> f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layer="layout" svg:x1="13.873cm" svg:y1="17.108cm" svg:x2="15.531cm" svg:y2="17.094cm" draw:start-shape="id5" draw:start-glue-point="7" draw:end-shape="id6" draw:end-glue-point="5" svg:d="m13873 17108h829v-14h829">
          <text:p/>
        </draw:connector>
        <draw:connector draw:style-name="gr6" draw:layer="layout" svg:x1="17.494cm" svg:y1="18.955cm" svg:x2="11.807cm" svg:y2="19.451cm" draw:start-shape="id6" draw:start-glue-point="6" svg:d="m17494 18955v502h-5687v-6">
          <text:p/>
        </draw:connector>
        <draw:frame draw:style-name="gr3" draw:text-style-name="P7" draw:layer="layout" svg:width="1.339cm" svg:height="1.061cm" svg:x="14.226cm" svg:y="18.755cm">
          <draw:text-box draw:corner-radius="4.045cm">
            <text:p text:style-name="P1"><text:span text:style-name="T4">no</text:span></text:p>
          </draw:text-box>
        </draw:frame>
        <draw:frame draw:style-name="gr5" draw:text-style-name="P7" draw:layer="layout" svg:width="1.94cm" svg:height="0.994cm" svg:x="12.115cm" svg:y="9.602cm">
          <draw:text-box>
            <text:p text:style-name="P1"><text:span text:style-name="T4">yes</text:span></text:p>
          </draw:text-box>
        </draw:frame>
        <draw:custom-shape draw:style-name="gr4" draw:text-style-name="P9" draw:id="id7" draw:layer="layout" svg:width="4.568cm" svg:height="1.804cm" svg:x="21.263cm" svg:y="16.192cm">
          <text:p text:style-name="P8"><text:span text:style-name="T5">Add testresults</text:span></text:p>
          <draw:enhanced-geometry svg:viewBox="0 0 21600 21600" draw:type="rectangle" draw:enhanced-path="M 0 0 L 21600 0 21600 21600 0 21600 0 0 Z N"/>
        </draw:custom-shape>
        <draw:connector draw:style-name="gr6" draw:layer="layout" svg:x1="19.459cm" svg:y1="17.094cm" svg:x2="21.263cm" svg:y2="17.094cm" draw:start-shape="id6" draw:start-glue-point="7" draw:end-shape="id7" draw:end-glue-point="3" svg:d="m19459 17094h1804">
          <text:p/>
        </draw:connector>
        <draw:frame draw:style-name="gr8" draw:text-style-name="P6" draw:layer="layout" svg:width="8.962cm" svg:height="1.441cm" svg:x="16.485cm" svg:y="4.375cm">
          <draw:text-box>
            <text:p text:style-name="P1"><text:span text:style-name="T3">CWS is automatically created with incoming testresults</text:span></text:p>
          </draw:text-box>
        </draw:frame>
        <draw:frame draw:style-name="gr9" draw:text-style-name="P10" draw:layer="layout" svg:width="2.56cm" svg:height="0.751cm" svg:x="8.365cm" svg:y="11.616cm">
          <draw:text-box>
            <text:p text:style-name="P1"><text:span text:style-name="T6">CWS</text:span></text:p>
          </draw:text-box>
        </draw:frame>
        <draw:connector draw:style-name="gr10" draw:text-style-name="P11" draw:layer="layout" draw:type="line" svg:x1="11.764cm" svg:y1="5.295cm" svg:x2="11.792cm" svg:y2="6.446cm" draw:start-shape="id8" draw:start-glue-point="2" draw:end-shape="id1" draw:end-glue-point="4" svg:d="m11764 5295 28 1151">
          <text:p/>
        </draw:connecto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Demonstration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Visit <text:a xlink:href="http://quaste.services.openoffice.org/">http://quaste.services.openoffice.org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>
          <draw:text-box>
            <text:p>About the future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Add tools to create and archive test case specifications</text:p>
              </text:list-item>
              <text:list-item>
                <text:p>Hold information about status of build and test bots</text:p>
              </text:list-item>
              <text:list-item>
                <text:p>Make QUASTe a global QA-Portal</text:p>
              </text:list-item>
              <text:list-item>
                <text:p>To be continued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Links</text:p>
          </draw:text-box>
        </draw:frame>
        <draw:frame presentation:style-name="pr7" draw:text-style-name="P12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<text:span text:style-name="T7">QUASTe – Quality Assurance Statuspage</text:span><text:span text:style-name="T7"><text:line-break/></text:span><text:span text:style-name="T7"><text:a xlink:href="http://quaste.services.openoffice.org/">http://quaste.services.openoffice.org</text:a></text:span><text:span text:style-name="T7"><text:line-break/></text:span><text:span text:style-name="T7">Chat irc.freenode.net - #quaste.openoffice.org</text:span></text:p>
              </text:list-item>
              <text:list-item>
                <text:p><text:span text:style-name="T7">QUASTe Documentation</text:span><text:span text:style-name="T7"><text:line-break/></text:span><text:span text:style-name="T7"><text:a xlink:href="http://wiki.services.openoffice.org/wiki/QUASTe">http://wiki.services.openoffice.org/wiki/QUASTe</text:a></text:span></text:p>
              </text:list-item>
              <text:list-item>
                <text:p><text:span text:style-name="T7">VCLTesttool</text:span><text:span text:style-name="T7"><text:line-break/></text:span><text:span text:style-name="T7"><text:a xlink:href="http://wiki.services.openoffice.org/wiki/VCLTesttool">http://wiki.services.openoffice.org/wiki/VCLTesttool</text:a></text:span></text:p>
              </text:list-item>
              <text:list-item>
                <text:p><text:span text:style-name="T7">Ooo-QA-Automation Team</text:span><text:span text:style-name="T7"><text:line-break/></text:span><text:span text:style-name="T7"><text:a xlink:href="http://qa.openoffice.org/ooQAReloaded/AutomationTeamsite/ooQA-TeamAutomation.html">http://qa.openoffice.org/ooQAReloaded/AutomationTeamsite/ooQA-TeamAutom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hanks" draw:style-name="dp5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Solaris_x86 OpenOffice.org_project/300m9$Build-9358</meta:generator>
    <dc:title>OpenOffice Conference 2008</dc:title>
    <meta:initial-creator>Helge Delfs</meta:initial-creator>
    <meta:creation-date>2008-10-16T09:11:16</meta:creation-date>
    <dc:creator>Helge Delfs</dc:creator>
    <dc:date>2008-10-31T06:30:26</dc:date>
    <meta:editing-cycles>38</meta:editing-cycles>
    <meta:editing-duration>PT05H33M16S</meta:editing-duration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